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.85s, 0.06 req/s, 60.20MB/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80s, 0.06 req/s, 60.37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.48s, 0.06 req/s, 61.63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.22s, 0.07 req/s, 62.69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.14s, 0.07 req/s, 63.00MB/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.54s, 0.06 req/s, 61.37MB/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.73s, 0.06 req/s, 60.63MB/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.66s, 0.06 req/s, 60.91MB/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.57s, 0.06 req/s, 61.28MB/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.64s, 0.06 req/s, 61.00MB/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18:14.989321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4:19:25.184352532</dc:date>
    <meta:editing-duration>PT12M9S</meta:editing-duration>
    <meta:editing-cycles>5</meta:editing-cycles>
    <meta:generator>LibreOffice/6.4.6.2$Linux_X86_64 LibreOffice_project/40$Build-2</meta:generator>
    <meta:document-statistic meta:table-count="1" meta:cell-count="23" meta:object-count="0"/>
  </office:meta>
</office:document-meta>
</file>